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.6pt" fo:break-before="auto" style:use-optimal-row-height="true"/>
    </style:style>
    <style:style style:name="ro3" style:family="table-row">
      <style:table-row-properties style:row-height="46.8pt" fo:break-before="auto" style:use-optimal-row-height="true"/>
    </style:style>
    <style:style style:name="ro4" style:family="table-row">
      <style:table-row-properties style:row-height="92.41pt" fo:break-before="auto" style:use-optimal-row-height="true"/>
    </style:style>
    <style:style style:name="ro5" style:family="table-row">
      <style:table-row-properties style:row-height="161.4pt" fo:break-before="auto" style:use-optimal-row-height="true"/>
    </style:style>
    <style:style style:name="ro6" style:family="table-row">
      <style:table-row-properties style:row-height="81.01pt" fo:break-before="auto" style:use-optimal-row-height="true"/>
    </style:style>
    <style:style style:name="ro7" style:family="table-row">
      <style:table-row-properties style:row-height="150.01pt" fo:break-before="auto" style:use-optimal-row-height="true"/>
    </style:style>
    <style:style style:name="ro8" style:family="table-row">
      <style:table-row-properties style:row-height="115.2pt" fo:break-before="auto" style:use-optimal-row-height="true"/>
    </style:style>
    <style:style style:name="ro9" style:family="table-row">
      <style:table-row-properties style:row-height="172.8pt" fo:break-before="auto" style:use-optimal-row-height="true"/>
    </style:style>
    <style:style style:name="ro10" style:family="table-row">
      <style:table-row-properties style:row-height="229.8pt" fo:break-before="auto" style:use-optimal-row-height="true"/>
    </style:style>
    <style:style style:name="ro11" style:family="table-row">
      <style:table-row-properties style:row-height="332.39pt" fo:break-before="auto" style:use-optimal-row-height="true"/>
    </style:style>
    <style:style style:name="ro12" style:family="table-row">
      <style:table-row-properties style:row-height="195.59pt" fo:break-before="auto" style:use-optimal-row-height="true"/>
    </style:style>
    <style:style style:name="ro13" style:family="table-row">
      <style:table-row-properties style:row-height="137.99pt" fo:break-before="auto" style:use-optimal-row-height="true"/>
    </style:style>
    <style:style style:name="ro14" style:family="table-row">
      <style:table-row-properties style:row-height="184.2pt" fo:break-before="auto" style:use-optimal-row-height="true"/>
    </style:style>
    <style:style style:name="ro15" style:family="table-row">
      <style:table-row-properties style:row-height="207.01pt" fo:break-before="auto" style:use-optimal-row-height="true"/>
    </style:style>
    <style:style style:name="ro16" style:family="table-row">
      <style:table-row-properties style:row-height="103.8pt" fo:break-before="auto" style:use-optimal-row-height="true"/>
    </style:style>
    <style:style style:name="ro17" style:family="table-row">
      <style:table-row-properties style:row-height="275.41pt" fo:break-before="auto" style:use-optimal-row-height="true"/>
    </style:style>
    <style:style style:name="ro18" style:family="table-row">
      <style:table-row-properties style:row-height="252.6pt" fo:break-before="auto" style:use-optimal-row-height="true"/>
    </style:style>
    <style:style style:name="ro19" style:family="table-row">
      <style:table-row-properties style:row-height="218.41pt" fo:break-before="auto" style:use-optimal-row-height="true"/>
    </style:style>
    <style:style style:name="ro20" style:family="table-row">
      <style:table-row-properties style:row-height="69.59pt" fo:break-before="auto" style:use-optimal-row-height="true"/>
    </style:style>
    <style:style style:name="ro21" style:family="table-row">
      <style:table-row-properties style:row-height="355.21pt" fo:break-before="auto" style:use-optimal-row-height="true"/>
    </style:style>
    <style:style style:name="ro22" style:family="table-row">
      <style:table-row-properties style:row-height="298.2pt" fo:break-before="auto" style:use-optimal-row-height="true"/>
    </style:style>
    <style:style style:name="ro23" style:family="table-row">
      <style:table-row-properties style:row-height="435pt" fo:break-before="auto" style:use-optimal-row-height="true"/>
    </style:style>
    <style:style style:name="ro24" style:family="table-row">
      <style:table-row-properties style:row-height="343.81pt" fo:break-before="auto" style:use-optimal-row-height="true"/>
    </style:style>
    <style:style style:name="ro25" style:family="table-row">
      <style:table-row-properties style:row-height="181.19pt" fo:break-before="auto" style:use-optimal-row-height="true"/>
    </style:style>
    <style:style style:name="ro26" style:family="table-row">
      <style:table-row-properties style:row-height="31.21pt" fo:break-before="auto" style:use-optimal-row-height="true"/>
    </style:style>
    <style:style style:name="ro27" style:family="table-row">
      <style:table-row-properties style:row-height="241.2pt" fo:break-before="auto" style:use-optimal-row-height="true"/>
    </style:style>
    <style:style style:name="ro28" style:family="table-row">
      <style:table-row-properties style:row-height="389.4pt" fo:break-before="auto" style:use-optimal-row-height="true"/>
    </style:style>
    <style:style style:name="ro29" style:family="table-row">
      <style:table-row-properties style:row-height="469.81pt" fo:break-before="auto" style:use-optimal-row-height="true"/>
    </style:style>
    <style:style style:name="ro30" style:family="table-row">
      <style:table-row-properties style:row-height="378pt" fo:break-before="auto" style:use-optimal-row-height="true"/>
    </style:style>
    <style:style style:name="ro31" style:family="table-row">
      <style:table-row-properties style:row-height="366.6pt" fo:break-before="auto" style:use-optimal-row-height="true"/>
    </style:style>
    <style:style style:name="ro32" style:family="table-row">
      <style:table-row-properties style:row-height="412.21pt" fo:break-before="auto" style:use-optimal-row-height="true"/>
    </style:style>
    <style:style style:name="ro3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222.75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0.06pt solid #000000" fo:background-color="#ffffcc" style:diagonal-bl-tr="none" style:diagonal-tl-br="none" fo:border-left="0.06pt solid #000000" fo:border-right="0.06pt solid #000000" style:rotation-align="none" fo:border-top="none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fo:border-bottom="none" fo:background-color="#ff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cc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06pt solid #000000" style:rotation-align="none"/>
    </style:style>
    <style:style style:name="ce20" style:family="table-cell" style:parent-style-name="Default">
      <style:table-cell-properties fo:border-bottom="none" fo:background-color="#ffffcc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ff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ff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5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cc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cc" style:diagonal-bl-tr="none" style:diagonal-tl-br="none" fo:border-left="0.06pt solid #000000" fo:border-right="0.06pt solid #000000" style:rotation-align="none" fo:border-top="0.06pt solid #000000"/>
    </style:style>
    <style:style style:name="ce31" style:family="table-cell" style:parent-style-name="Default">
      <style:table-cell-properties fo:background-color="#99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99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background-color="#99ffcc" style:diagonal-bl-tr="none" style:diagonal-tl-br="none" fo:border-left="0.06pt solid #000000" fo:border-right="0.06pt solid #000000" style:rotation-align="none" fo:border-top="none"/>
    </style:style>
    <style:style style:name="ce35" style:family="table-cell" style:parent-style-name="Default">
      <style:table-cell-properties fo:border-bottom="none" fo:background-color="#99ffcc" style:diagonal-bl-tr="none" style:diagonal-tl-br="none" fo:border-left="0.06pt solid #000000" fo:border-right="0.06pt solid #000000" style:rotation-align="none" fo:border-top="none"/>
    </style:style>
    <style:style style:name="ce36" style:family="table-cell" style:parent-style-name="Default">
      <style:table-cell-properties fo:border-bottom="0.06pt solid #000000" fo:background-color="#99ffcc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99ffcc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99ffcc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ackground-color="#ff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99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cff00" style:diagonal-bl-tr="none" style:diagonal-tl-br="none" fo:border="0.06pt solid #000000" style:rotation-align="none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8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8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8080" style:diagonal-bl-tr="none" style:diagonal-tl-br="none" fo:border-left="0.06pt solid #000000" fo:border-right="0.06pt solid #000000" style:rotation-align="none" fo:border-top="none"/>
    </style:style>
    <style:style style:name="ce50" style:family="table-cell" style:parent-style-name="Default">
      <style:table-cell-properties fo:border-bottom="0.06pt solid #000000" fo:background-color="#ff8080" style:diagonal-bl-tr="none" style:diagonal-tl-br="none" fo:border-left="0.06pt solid #000000" fo:border-right="0.06pt solid #000000" style:rotation-align="none" fo:border-top="none"/>
    </style:style>
    <style:style style:name="ce51" style:family="table-cell" style:parent-style-name="Default">
      <style:table-cell-properties fo:border-bottom="0.06pt solid #000000" fo:background-color="#ff8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99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f8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99ffcc" style:rotation-align="none"/>
    </style:style>
    <style:style style:name="ce56" style:family="table-cell" style:parent-style-name="Default">
      <style:table-cell-properties fo:border-bottom="none" fo:background-color="#ff8080" style:diagonal-bl-tr="none" style:diagonal-tl-br="none" fo:border-left="0.06pt solid #000000" fo:border-right="0.06pt solid #000000" style:rotation-align="none" fo:border-top="0.06pt solid #000000"/>
    </style:style>
    <style:style style:name="ce57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8080" style:rotation-align="none"/>
    </style:style>
    <style:style style:name="T1" style:family="text">
      <style:text-properties fo:color="#c9211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111111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?&quot;;&quot;Ok&quot;;&quot;No&quot;)" table:allow-empty-cell="true" table:display-list="unsorted" table:base-cell-address="Sheet1.F5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17"/>
        <table:table-column table:style-name="co1" table:default-cell-style-name="ce41"/>
        <table:table-column table:style-name="co1" table:default-cell-style-name="ce47"/>
        <table:table-row table:style-name="ro1">
          <table:table-cell table:style-name="ce1" office:value-type="string" calcext:value-type="string" table:number-columns-spanned="1" table:number-rows-spanned="3">
            <text:p>Локация:</text:p>
          </table:table-cell>
          <table:table-cell table:style-name="ce5" office:value-type="string" calcext:value-type="string" table:number-columns-spanned="1" table:number-rows-spanned="3">
            <text:p>N:</text:p>
          </table:table-cell>
          <table:table-cell table:style-name="ce5" office:value-type="string" calcext:value-type="string" table:number-columns-spanned="1" table:number-rows-spanned="3">
            <text:p>Бъг:</text:p>
          </table:table-cell>
          <table:table-cell table:style-name="ce5" office:value-type="string" calcext:value-type="string" table:number-columns-spanned="1" table:number-rows-spanned="3">
            <text:p>N:</text:p>
          </table:table-cell>
          <table:table-cell table:style-name="ce5" office:value-type="string" calcext:value-type="string" table:number-columns-spanned="1" table:number-rows-spanned="3">
            <text:p>Expectations:</text:p>
          </table:table-cell>
          <table:table-cell table:style-name="ce5" office:value-type="string" calcext:value-type="string" table:number-columns-spanned="1" table:number-rows-spanned="3">
            <text:p>Status:</text:p>
          </table:table-cell>
          <table:table-cell table:style-name="ce1" office:value-type="string" calcext:value-type="string" table:number-columns-spanned="1" table:number-rows-spanned="3">
            <text:p>Тестер:</text:p>
          </table:table-cell>
        </table:table-row>
        <table:table-row table:style-name="ro1">
          <table:covered-table-cell table:number-columns-repeated="3" table:style-name="ce1"/>
          <table:covered-table-cell table:number-columns-repeated="3" table:style-name="ce5"/>
          <table:covered-table-cell table:style-name="ce1"/>
        </table:table-row>
        <table:table-row table:style-name="ro1">
          <table:covered-table-cell table:number-columns-repeated="3" table:style-name="ce1"/>
          <table:covered-table-cell table:number-columns-repeated="3" table:style-name="ce5"/>
          <table:covered-table-cell table:style-name="ce1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Административен панел:</text:p>
          </table:table-cell>
          <table:table-cell table:style-name="ce6" office:value-type="string" calcext:value-type="string">
            <text:p>1.</text:p>
          </table:table-cell>
          <table:table-cell table:style-name="ce14" office:value-type="string" calcext:value-type="string">
            <text:p>При опит за логване в сайта с потребител маркиран като </text:p>
            <text:p>„Is Active: No”, на екрана</text:p>
          </table:table-cell>
          <table:table-cell table:style-name="ce14"/>
          <table:table-cell table:style-name="ce14" office:value-type="string" calcext:value-type="string">
            <text:p>Появява се червено съобщение над полетата с текст </text:p>
            <text:p>„No access. Please contact your administrator“.</text:p>
          </table:table-cell>
          <table:table-cell table:style-name="ce14" table:content-validation-name="val1"/>
          <table:table-cell/>
        </table:table-row>
        <table:table-row table:style-name="ro3">
          <table:covered-table-cell table:style-name="ce3"/>
          <table:table-cell/>
          <table:table-cell table:style-name="ce15" office:value-type="string" calcext:value-type="string">
            <text:p>се появява съобщение върху полетата:</text:p>
          </table:table-cell>
          <table:table-cell table:style-name="ce15" table:number-columns-repeated="2"/>
          <table:table-cell table:style-name="ce15" table:content-validation-name="val1"/>
          <table:table-cell table:style-name="ce48" office:value-type="string" calcext:value-type="string">
            <text:p>Светла</text:p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„Sorry, but your user is inactive. </text:p>
            <text:p>Inactive users are temporarely inaccessible” на бял фон.</text:p>
          </table:table-cell>
          <table:table-cell table:style-name="ce15" table:number-columns-repeated="2"/>
          <table:table-cell table:style-name="ce40" table:content-validation-name="val1" office:value-type="string" calcext:value-type="string">
            <text:p>?</text:p>
          </table:table-cell>
          <table:table-cell table:style-name="ce49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16" table:content-validation-name="val1"/>
          <table:table-cell table:style-name="ce50"/>
        </table:table-row>
        <table:table-row table:style-name="ro5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В надписа: " Sorry, but your user is inactive. </text:p>
            <text:p>Inactive users are temporarely inaccessible" </text:p>
            <text:p>В сайта има грешка при изписването на  "temporarEly".</text:p>
          </table:table-cell>
          <table:table-cell/>
          <table:table-cell office:value-type="string" calcext:value-type="string">
            <text:p>Правилното изписване на думата е: <text:s/>" temporarily"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table-cell/>
          <table:table-cell table:style-name="ce7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19" table:content-validation-name="val1"/>
          <table:table-cell table:style-name="ce2"/>
        </table:table-row>
        <table:table-row table:style-name="ro6">
          <table:table-cell table:style-name="ce3" office:value-type="string" calcext:value-type="string" table:number-columns-spanned="1" table:number-rows-spanned="2">
            <text:p>VLT Setup =&gt; Machines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На екрана се появява таблица със всички машини</text:p>
            <text:p>и колона  „No.”.</text:p>
          </table:table-cell>
          <table:table-cell/>
          <table:table-cell office:value-type="string" calcext:value-type="string">
            <text:p>Според <text:s/>документа, колона <text:s/>„No.”, не трябва да има сортировка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covered-table-cell table:style-name="ce3"/>
          <table:table-cell/>
          <table:table-cell table:style-name="ce20" table:number-columns-repeated="3"/>
          <table:table-cell table:style-name="ce20" table:content-validation-name="val1"/>
          <table:table-cell table:style-name="ce49"/>
        </table:table-row>
        <table:table-row table:style-name="ro7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При добавяне на символ "&amp;" и натискане на бутон "Save", </text:p>
            <text:p>Всичко, написано след символа, се трие автоматично.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  <text:p>че използването му не влияе върху крайния резулт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8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добавяне на неизползван Exciter SN, </text:p>
            <text:p>но на използван MAC, системата Не успява да засече</text:p>
          </table:table-cell>
          <table:table-cell/>
          <table:table-cell office:value-type="string" calcext:value-type="string">
            <text:p>Трябва да се появи сплаш за използван MAC  и не </text:p>
            <text:p>трябва да се позолява машината да бъде създавана.</text:p>
          </table:table-cell>
          <table:table-cell table:style-name="ce17" table:content-validation-name="val1"/>
          <table:table-cell/>
        </table:table-row>
        <table:table-row table:style-name="ro4">
          <table:table-cell table:number-columns-repeated="2"/>
          <table:table-cell table:style-name="ce21" office:value-type="string" calcext:value-type="string">
            <text:p>грешка, Не се появява сплаш за вече използван MAC, </text:p>
            <text:p>А машината се създава.</text:p>
          </table:table-cell>
          <table:table-cell table:style-name="ce21" table:number-columns-repeated="2"/>
          <table:table-cell table:style-name="ce40" table:content-validation-name="val1" office:value-type="string" calcext:value-type="string">
            <text:p>?</text:p>
          </table:table-cell>
          <table:table-cell table:style-name="ce48"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8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При "Edit Machine", когато сменим Place of Loction с друг, </text:p>
            <text:p>машината се изключва, създава се</text:p>
          </table:table-cell>
          <table:table-cell/>
          <table:table-cell office:value-type="string" calcext:value-type="string">
            <text:p>MAC- адресът със стария Place of Location, би трябвало</text:p>
            <text:p>да бъде с Machine Status „Disable“.</text:p>
          </table:table-cell>
          <table:table-cell table:style-name="ce17" table:content-validation-name="val1"/>
          <table:table-cell/>
        </table:table-row>
        <table:table-row table:style-name="ro8">
          <table:table-cell table:number-columns-repeated="2"/>
          <table:table-cell table:style-name="ce21" office:value-type="string" calcext:value-type="string">
            <text:p>нов запис, а MAC - адресът със стария Place of Location </text:p>
            <text:p>става неактивен, но понякога, Machine Status</text:p>
          </table:table-cell>
          <table:table-cell table:style-name="ce21" table:number-columns-repeated="2"/>
          <table:table-cell table:style-name="ce40" table:content-validation-name="val1" office:value-type="string" calcext:value-type="string">
            <text:p>?</text:p>
          </table:table-cell>
          <table:table-cell table:style-name="ce48"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с неактивния MAC остава в състояние Enable.</text:p>
          </table:table-cell>
          <table:table-cell table:style-name="ce20" table:number-columns-repeated="2"/>
          <table:table-cell table:style-name="ce20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2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При <text:s/>“Delete Machine”</text:p>
          </table:table-cell>
          <table:table-cell/>
          <table:table-cell office:value-type="string" calcext:value-type="string">
            <text:p>Би трябвало, машината да се изчезне от главния списък</text:p>
            <text:p>с машини, след като вече е изтрита.</text:p>
          </table:table-cell>
          <table:table-cell table:content-validation-name="val1" office:value-type="string" calcext:value-type="string">
            <text:p>?</text:p>
          </table:table-cell>
          <table:table-cell/>
        </table:table-row>
        <table:table-row table:style-name="ro5">
          <table:table-cell table:number-columns-repeated="2"/>
          <table:table-cell table:style-name="ce22" office:value-type="string" calcext:value-type="string">
            <text:p>се извежда съобщение за изтриване</text:p>
            <text:p>на машина „Are you sure you want to delete” , </text:p>
            <text:p>потвърждава се с OK , но машината не се премахва от главния </text:p>
            <text:p>Списък.</text:p>
          </table:table-cell>
          <table:table-cell table:style-name="ce18" table:number-columns-repeated="2"/>
          <table:table-cell table:style-name="ce42" table:content-validation-name="val1"/>
          <table:table-cell table:style-name="ce51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32" table:content-validation-name="val1"/>
          <table:table-cell table:style-name="ce2"/>
        </table:table-row>
        <table:table-row table:style-name="ro9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3" office:value-type="string" calcext:value-type="string">
            <text:p>При добавяне или променяне на машина, </text:p>
            <text:p>в полетата за въвеждане на данни </text:p>
            <text:p>да се забрани използването на специални символи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34"/>
        </table:table-row>
        <table:table-row table:style-name="ro7">
          <table:table-cell table:number-columns-repeated="3"/>
          <table:table-cell table:style-name="ce29" office:value-type="string" calcext:value-type="string">
            <text:p>2.</text:p>
          </table:table-cell>
          <table:table-cell table:style-name="ce33" office:value-type="string" calcext:value-type="string">
            <text:p>При двойно клипване върху някоя машина,</text:p>
            <text:p>автоматично да се влиза към подменю "Edit Machine", </text:p>
            <text:p>както е в другите раздели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7"/>
          <table:table-cell table:style-name="ce34"/>
          <table:table-cell table:style-name="ce34" table:content-validation-name="val1"/>
          <table:table-cell table:style-name="ce34"/>
        </table:table-row>
        <table:table-row table:style-name="ro10">
          <table:table-cell table:number-columns-repeated="3"/>
          <table:table-cell table:style-name="ce29" office:value-type="string" calcext:value-type="string">
            <text:p>3.</text:p>
          </table:table-cell>
          <table:table-cell table:style-name="ce33" office:value-type="string" calcext:value-type="string">
            <text:p>Полето Machine MAC  при създаване на машина </text:p>
            <text:p>да бъде направено по образец на празните полета</text:p>
            <text:p>Cash Desk MAC и Router MAC  </text:p>
            <text:p>(раздел Place of locations = &gt;  "Add record"):</text:p>
            <text:p>(_:_:_:_:_:_:_)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5"/>
          <table:table-cell table:style-name="ce35" table:content-validation-name="val1"/>
          <table:table-cell table:style-name="ce34"/>
        </table:table-row>
        <table:table-row table:style-name="ro5">
          <table:table-cell table:number-columns-repeated="3"/>
          <table:table-cell table:style-name="ce29" office:value-type="string" calcext:value-type="string">
            <text:p>4.</text:p>
          </table:table-cell>
          <table:table-cell table:style-name="ce33" office:value-type="string" calcext:value-type="string">
            <text:p>Поле Machine MAC, може да се формартира</text:p>
            <text:p> по следният начин:  да се добави  "–"  </text:p>
            <text:p>след първите четри цифри, т.е (Exciter SN: 0006 -1586)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34"/>
        </table:table-row>
        <table:table-row table:style-name="ro5">
          <table:table-cell table:number-columns-repeated="3"/>
          <table:table-cell table:style-name="ce29" office:value-type="string" calcext:value-type="string">
            <text:p>5.</text:p>
          </table:table-cell>
          <table:table-cell table:style-name="ce33" office:value-type="string" calcext:value-type="string">
            <text:p>Да се прецени къде е добре да се вижда изтрита машина </text:p>
            <text:p>(когато искаме да изведем някаква статистика за печалби и т.н.)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</text:p>
          </table:table-cell>
        </table:table-row>
        <table:table-row table:style-name="ro2">
          <table:table-cell table:number-columns-repeated="2"/>
          <table:table-cell table:style-name="ce7" table:number-columns-repeated="2"/>
          <table:table-cell table:style-name="ce36" office:value-type="string" calcext:value-type="string">
            <text:p>и къде не е нужно (например,  в главния списък с машини, </text:p>
            <text:p>Където тя не би трябвало вече да съществува).</text:p>
          </table:table-cell>
          <table:table-cell table:style-name="ce36" table:content-validation-name="val1"/>
          <table:table-cell table:style-name="ce34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table:content-validation-name="val1"/>
          <table:table-cell table:style-name="ce2"/>
        </table:table-row>
        <table:table-row table:style-name="ro11">
          <table:table-cell table:style-name="ce3" office:value-type="string" calcext:value-type="string">
            <text:p>VLT Setup =&gt; Place of Location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създаване на нов Place of location, </text:p>
            <text:p>при въвеждане на текст в празното поле Place of location", </text:p>
            <text:p>се появява удивителен знак и бутонът</text:p>
            <text:p>"Add record" (най- отдолу в страницата), става сив и неактивен. </text:p>
            <text:p>Когато запълним нужния брой символи, знакът изчезва, но бутонът</text:p>
            <text:p>остава сив и неактивен.</text:p>
          </table:table-cell>
          <table:table-cell/>
          <table:table-cell office:value-type="string" calcext:value-type="string">
            <text:p>Когато запълним нужния брой символи, знакът </text:p>
            <text:p>трябва да изчезне и бутонът да стане черен и активен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3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32" table:content-validation-name="val1"/>
          <table:table-cell table:style-name="ce2"/>
        </table:table-row>
        <table:table-row table:style-name="ro12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3" office:value-type="string" calcext:value-type="string">
            <text:p>При добавянето на нов Place of location, в полето "Phone" </text:p>
            <text:p>да се наложи рестрикция за въвеждане на букви </text:p>
            <text:p>и да се увеличи минималното количество символи,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7" office:value-type="string" calcext:value-type="string">
            <text:p>които могат да се въведат.</text:p>
          </table:table-cell>
          <table:table-cell table:style-name="ce37" table:content-validation-name="val1"/>
          <table:table-cell table:style-name="ce35"/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34"/>
        </table:table-row>
        <table:table-row table:style-name="ro13">
          <table:table-cell table:number-columns-repeated="3"/>
          <table:table-cell table:style-name="ce29" office:value-type="string" calcext:value-type="string">
            <text:p>2.</text:p>
          </table:table-cell>
          <table:table-cell table:style-name="ce38" office:value-type="string" calcext:value-type="string">
            <text:p>При добавянето на нов Place of location, </text:p>
            <text:p>в полето "Person for contact" да се наложи рестрикция </text:p>
            <text:p>за въвеждане на цифри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table:content-validation-name="val1"/>
          <table:table-cell table:style-name="ce2"/>
        </table:table-row>
        <table:table-row table:style-name="ro14">
          <table:table-cell table:style-name="ce3" office:value-type="string" calcext:value-type="string" table:number-columns-spanned="1" table:number-rows-spanned="2">
            <text:p>VLT Setup =&gt; GAMES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Mожем да създадем игра с вече съществуващо име, </text:p>
            <text:p>защото системата го позволява и НЕ ни дава никаква грешка.</text:p>
          </table:table-cell>
          <table:table-cell/>
          <table:table-cell office:value-type="string" calcext:value-type="string">
            <text:p>Не би трябвало да можем да създаваме игри </text:p>
            <text:p>с еднакво име и да се появява сплаш: </text:p>
            <text:p>"Game ID or name you enter already exists!" , когато се опитаме да го направ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3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Можем да създадем игра с вече използван SHA1 checksum, </text:p>
            <text:p>защото системата го позволява и НЕ ни дава никаква грешка.</text:p>
          </table:table-cell>
          <table:table-cell/>
          <table:table-cell office:value-type="string" calcext:value-type="string">
            <text:p>Не би трябвало да не можем да създаваме игри с еднакъв SHA1 checksum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5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Когато променяме SHA1 checksum, при вече създадени игри </text:p>
            <text:p>под едно и също име, понякога се изписва надпис: </text:p>
            <text:p>"Game ID or name you enter already exists!" ,</text:p>
          </table:table-cell>
          <table:table-cell/>
          <table:table-cell office:value-type="string" calcext:value-type="string">
            <text:p>Би трябвало сплаш : "Game ID or name you enter already exists!" , да се появява още при създаване на играта с еднакво име, но, в случай, че тя вече е създадена, трябва да се появява и винаги при промя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3">
          <table:table-cell table:number-columns-repeated="2"/>
          <table:table-cell table:style-name="ce21" office:value-type="string" calcext:value-type="string">
            <text:p>но понякога, системата позволява действието и, съответно, </text:p>
            <text:p>oсъществява промяната, без да докладва никаква грешка.</text:p>
          </table:table-cell>
          <table:table-cell table:style-name="ce21" table:number-columns-repeated="2"/>
          <table:table-cell table:style-name="ce21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5">
          <table:table-cell/>
          <table:table-cell table:style-name="ce6" office:value-type="string" calcext:value-type="string">
            <text:p>4.</text:p>
          </table:table-cell>
          <table:table-cell table:style-name="ce21" office:value-type="string" calcext:value-type="string">
            <text:p>Когато правим промени, при вече създадени игри </text:p>
            <text:p>под едно и също име, понякога се изписва надпис: </text:p>
            <text:p>"Game ID is incorrect",</text:p>
          </table:table-cell>
          <table:table-cell table:style-name="ce21"/>
          <table:table-cell table:style-name="ce21" office:value-type="string" calcext:value-type="string">
            <text:p>Би трябвало сплаш : "Game ID or name you enter already exists!" , да се появява още при създаване на играта с еднакво име, но, в случай, че тя вече е създадена, трябва да се появява и винаги при промя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6">
          <table:table-cell/>
          <table:table-cell table:style-name="ce7"/>
          <table:table-cell table:style-name="ce21" office:value-type="string" calcext:value-type="string">
            <text:p>но не дава грешка за вече използвано име </text:p>
            <text:p>или SHA1 checksum.</text:p>
          </table:table-cell>
          <table:table-cell table:style-name="ce21" table:number-columns-repeated="2"/>
          <table:table-cell table:style-name="ce21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20" table:number-columns-repeated="3"/>
          <table:table-cell table:style-name="ce20" table:content-validation-name="val1"/>
          <table:table-cell table:style-name="ce50"/>
        </table:table-row>
        <table:table-row table:style-name="ro5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Понякога,когато правим някаква промяна в "Edit Game" ,</text:p>
            <text:p>се показва сплаш "Game ID is incorrect!" и системата</text:p>
          </table:table-cell>
          <table:table-cell/>
          <table:table-cell office:value-type="string" calcext:value-type="string">
            <text:p>Тъй като има проверка за Game ID при създаването на играта, няма как той да бъде неправилен. Следователно, този сплаш не би трябвало да се показв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не ни позволява да съхраним <text:s/>промените.</text:p>
          </table:table-cell>
          <table:table-cell table:style-name="ce20" table:number-columns-repeated="2"/>
          <table:table-cell table:style-name="ce20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2">
          <table:table-cell/>
          <table:table-cell table:style-name="ce6" office:value-type="string" calcext:value-type="string">
            <text:p>6.</text:p>
          </table:table-cell>
          <table:table-cell table:style-name="ce17" office:value-type="string" calcext:value-type="string">
            <text:p>Понякога,когато променяме нещо в „Edit Game“,</text:p>
            <text:p>се появява грешка:</text:p>
            <text:p>"Game ID or name you enter already exists!",</text:p>
          </table:table-cell>
          <table:table-cell/>
          <table:table-cell office:value-type="string" calcext:value-type="string">
            <text:p>Този сплаш не би трябвало да излиза на екра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4">
          <table:table-cell table:number-columns-repeated="2"/>
          <table:table-cell table:style-name="ce21" office:value-type="string" calcext:value-type="string">
            <text:p>въпреки че няма съвпадение на имената </text:p>
            <text:p>нито на играта, нито на SHA1 checksum.</text:p>
          </table:table-cell>
          <table:table-cell table:style-name="ce21" table:number-columns-repeated="2"/>
          <table:table-cell table:style-name="ce21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6">
          <table:table-cell/>
          <table:table-cell table:style-name="ce6" office:value-type="string" calcext:value-type="string">
            <text:p>7.</text:p>
          </table:table-cell>
          <table:table-cell table:style-name="ce17" office:value-type="string" calcext:value-type="string">
            <text:p>В  "Edit game", не се показва поле "Game ID" </text:p>
            <text:p>и, съответно, то не може да бъде променено.</text:p>
          </table:table-cell>
          <table:table-cell/>
          <table:table-cell office:value-type="string" calcext:value-type="string">
            <text:p>В <text:s/>"Edit game", би трябвало да има и поле "Game ID" 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5">
          <table:table-cell/>
          <table:table-cell table:style-name="ce6" office:value-type="string" calcext:value-type="string">
            <text:p>8.</text:p>
          </table:table-cell>
          <table:table-cell table:style-name="ce17" office:value-type="string" calcext:value-type="string">
            <text:p>В  "Edit game", липсват бутоните "Image Enabled", </text:p>
            <text:p>"Image Disabled" и, съответно, </text:p>
            <text:p>не може да се сменят картинки без нужните полета.</text:p>
          </table:table-cell>
          <table:table-cell/>
          <table:table-cell office:value-type="string" calcext:value-type="string">
            <text:p>В <text:s/>"Edit game", би трябвало да има бутони "Image Enabled", <text:s/>"Image Disabled" 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8">
          <table:table-cell/>
          <table:table-cell table:style-name="ce6" office:value-type="string" calcext:value-type="string">
            <text:p>9.</text:p>
          </table:table-cell>
          <table:table-cell table:style-name="ce17" office:value-type="string" calcext:value-type="string">
            <text:p>При натискане на бутон "Delete", играта не се трие, </text:p>
            <text:p>oстава в списъка и се появява надпис:</text:p>
          </table:table-cell>
          <table:table-cell/>
          <table:table-cell office:value-type="string" calcext:value-type="string">
            <text:p>Играта би трябвало да може да бъде изтри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"QUERY ERROR ! EID:78/P:0. " (грешка от база данни).</text:p>
          </table:table-cell>
          <table:table-cell table:style-name="ce18" table:number-columns-repeated="2"/>
          <table:table-cell table:style-name="ce18" table:content-validation-name="val1"/>
          <table:table-cell table:style-name="ce5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table:content-validation-name="val1"/>
          <table:table-cell table:style-name="ce2"/>
        </table:table-row>
        <table:table-row table:style-name="ro5">
          <table:table-cell table:style-name="ce3" office:value-type="string" calcext:value-type="string" table:number-columns-spanned="1" table:number-rows-spanned="2">
            <text:p>VLT Setup =&gt; JACKPOT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добавяне на локация, се виждат и са активни </text:p>
            <text:p>вече изтрити  Place of locations, дори и когато отметката</text:p>
          </table:table-cell>
          <table:table-cell/>
          <table:table-cell office:value-type="string" calcext:value-type="string">
            <text:p>Трябва да се прецени къде е нужно да се виждат изтритите Plase of locations (например, при някакви статистики) и къде не е нужно, както в случая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4">
          <table:covered-table-cell table:style-name="ce3"/>
          <table:table-cell/>
          <table:table-cell table:style-name="ce21" office:value-type="string" calcext:value-type="string">
            <text:p>в Platform Setup = &gt; USERS  - "View Deleted Place of Locations " </text:p>
            <text:p>е махната.</text:p>
          </table:table-cell>
          <table:table-cell table:style-name="ce21" table:number-columns-repeated="2"/>
          <table:table-cell table:style-name="ce21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7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При добавяне на име, в полетата за въвеждане на </text:p>
            <text:p>текст няма рестрикция за минимален брой въведени символи.</text:p>
          </table:table-cell>
          <table:table-cell/>
          <table:table-cell office:value-type="string" calcext:value-type="string">
            <text:p>Трябва да има проверка за минимален брой въведени символи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/>
          <table:table-cell table:style-name="ce7"/>
          <table:table-cell table:style-name="ce18" table:number-columns-repeated="3"/>
          <table:table-cell table:style-name="ce18" table:content-validation-name="val1"/>
          <table:table-cell table:style-name="ce53"/>
        </table:table-row>
        <table:table-row table:style-name="ro7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добавяне на джакпот, в полетата за въвеждане на текст, </text:p>
            <text:p>ако използваме символ "&amp;", при натискане на "Save", автоматично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  <text:p>че използването му не влияе върху крайния резулт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text:p>се трие всичко, написано след него.</text:p>
          </table:table-cell>
          <table:table-cell table:style-name="ce18" table:number-columns-repeated="2"/>
          <table:table-cell table:style-name="ce18" table:content-validation-name="val1"/>
          <table:table-cell table:style-name="ce50"/>
        </table:table-row>
        <table:table-row table:style-name="ro17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При добавяне на джакпот, в полетата за въвеждане на текст, </text:p>
            <text:p>ако използваме символ "%", а след това- числа,</text:p>
            <text:p>при натискане на "Save", системата автоматично</text:p>
            <text:p>Ги превръща в ASII table и променя записа </text:p>
            <text:p>след натискане на "Save"-бутона.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8" office:value-type="string" calcext:value-type="string">
            <text:p>че използването му не влияе върху крайния резултат.</text:p>
          </table:table-cell>
          <table:table-cell table:style-name="ce18" table:content-validation-name="val1"/>
          <table:table-cell table:style-name="ce50"/>
        </table:table-row>
        <table:table-row table:style-name="ro18">
          <table:table-cell/>
          <table:table-cell table:style-name="ce8" office:value-type="string" calcext:value-type="string">
            <text:p>5.</text:p>
          </table:table-cell>
          <table:table-cell table:style-name="ce17" office:value-type="string" calcext:value-type="string">
            <text:p>При добавяне на джакпот, в полетата за въвеждане на текст, </text:p>
            <text:p>ако използваме символ "%", а след това- латински букви от а do f ,</text:p>
            <text:p>Системата дава за много кратко съобщение „Loading...“, </text:p>
            <text:p>А след това не извършва никакво действие.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2"/>
          <table:table-cell table:style-name="ce10" office:value-type="string" calcext:value-type="string">
            <text:p>че използването му не влияе върху крайния резултат.</text:p>
          </table:table-cell>
          <table:table-cell table:style-name="ce18" table:content-validation-name="val1"/>
          <table:table-cell table:style-name="ce50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45"/>
          <table:table-cell table:style-name="ce2"/>
        </table:table-row>
        <table:table-row table:style-name="ro19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8" office:value-type="string" calcext:value-type="string">
            <text:p>Когато Base amount &lt; Lower Range Value , </text:p>
            <text:p>излиза съобщение: </text:p>
            <text:p>"Base must be lower than lower range.". </text:p>
            <text:p>Трябва да се добави и, че Base amount </text:p>
            <text:p>Може да бъде и равна на Lower Range Value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style-name="ce2" table:content-validation-name="val1"/>
          <table:table-cell table:style-name="ce2"/>
        </table:table-row>
        <table:table-row table:style-name="ro16">
          <table:table-cell table:style-name="ce3" office:value-type="string" calcext:value-type="string" table:number-columns-spanned="1" table:number-rows-spanned="2">
            <text:p>VLT Setup =&gt; PARTNER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 "Add record" или "Edit record" , </text:p>
            <text:p>в полетата няма забрана за специални символи.</text:p>
          </table:table-cell>
          <table:table-cell/>
          <table:table-cell office:value-type="string" calcext:value-type="string">
            <text:p>В полетата трябва да има забрана за специални символи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covered-table-cell table:style-name="ce3"/>
          <table:table-cell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2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При  "Add record" или "Edit record" , </text:p>
            <text:p>в полетата няма проверка за дължина на минимален брой символи.</text:p>
          </table:table-cell>
          <table:table-cell/>
          <table:table-cell office:value-type="string" calcext:value-type="string">
            <text:p>В полетата трябва да има проверка за дължина на минимален брой символи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3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 "Add record" или "Edit record", </text:p>
            <text:p>когато в полетата напишем символ "%", </text:p>
            <text:p>а след това добавим латински букви от а do f ,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  <text:p>че използването му не влияе върху крайния резултат.</text:p>
          </table:table-cell>
          <table:table-cell table:style-name="ce17" table:content-validation-name="val1"/>
          <table:table-cell office:value-type="string" calcext:value-type="string">
            <text:p>Криси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>
            <text:p>системата дава грешка от база данни: </text:p>
            <text:p>Record not SELECTED ! EID:77/P:0. </text:p>
            <text:p>и записът не може да бъде осъществен.</text:p>
          </table:table-cell>
          <table:table-cell table:style-name="ce21" table:number-columns-repeated="2"/>
          <table:table-cell table:style-name="ce40" table:content-validation-name="val1" office:value-type="string" calcext:value-type="string">
            <text:p>?</text:p>
          </table:table-cell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3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При  "Add record" или "Edit record", </text:p>
            <text:p>Когато в полетата напишем символ "%" , </text:p>
            <text:p>a след това добавим цифри,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  <text:p>че използването му не влияе върху крайния резулт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8">
          <table:table-cell table:number-columns-repeated="2"/>
          <table:table-cell table:style-name="ce21" office:value-type="string" calcext:value-type="string">
            <text:p>системата ги превръща в ASII table и променя записа автоматично </text:p>
            <text:p>след натискане на "Save"-бутона.</text:p>
          </table:table-cell>
          <table:table-cell table:style-name="ce21" table:number-columns-repeated="2"/>
          <table:table-cell table:style-name="ce21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7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При  "Add record" или "Edit record", </text:p>
            <text:p>когато в полетата напишем символ "&amp;" , </text:p>
            <text:p>а след това- нещо друго, при натискане на "Save"- бутона,</text:p>
          </table:table-cell>
          <table:table-cell/>
          <table:table-cell office:value-type="string" calcext:value-type="string">
            <text:p>Символът трябва да се забрани, или да се направи така,</text:p>
            <text:p>че използването му не влияе върху крайния резулт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системата автоматично трие абсолютно всичко, написано след „&amp;“.</text:p>
          </table:table-cell>
          <table:table-cell table:style-name="ce20" table:number-columns-repeated="2"/>
          <table:table-cell table:style-name="ce20" table:content-validation-name="val1"/>
          <table:table-cell table:style-name="ce49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18" table:content-validation-name="val1"/>
          <table:table-cell table:style-name="ce50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32" table:content-validation-name="val1"/>
          <table:table-cell table:style-name="ce2"/>
        </table:table-row>
        <table:table-row table:style-name="ro8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3" office:value-type="string" calcext:value-type="string">
            <text:p>В полето "Phone" , при "Add record" или "Edit record" </text:p>
            <text:p>да се наложи рестрикция за писането на букви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34"/>
        </table:table-row>
        <table:table-row table:style-name="ro2">
          <table:table-cell table:number-columns-repeated="3"/>
          <table:table-cell table:style-name="ce29" office:value-type="string" calcext:value-type="string">
            <text:p>2.</text:p>
          </table:table-cell>
          <table:table-cell table:style-name="ce33" office:value-type="string" calcext:value-type="string">
            <text:p>В полетата за въвеждане при "Add record" или "Edit record" </text:p>
            <text:p>да има проверка за минимален брой символи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4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55"/>
        </table:table-row>
        <table:table-row table:style-name="ro4">
          <table:table-cell table:number-columns-repeated="3"/>
          <table:table-cell table:style-name="ce29" office:value-type="string" calcext:value-type="string">
            <text:p>3.</text:p>
          </table:table-cell>
          <table:table-cell table:style-name="ce33" office:value-type="string" calcext:value-type="string">
            <text:p>Да се добавят опции за търсене и сортиране на отделните колони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/>
          <table:table-cell table:style-name="ce34" table:content-validation-name="val1"/>
          <table:table-cell table:style-name="ce34"/>
        </table:table-row>
        <table:table-row table:style-name="ro7">
          <table:table-cell table:number-columns-repeated="3"/>
          <table:table-cell table:style-name="ce29" office:value-type="string" calcext:value-type="string">
            <text:p>4.</text:p>
          </table:table-cell>
          <table:table-cell table:style-name="ce38" office:value-type="string" calcext:value-type="string">
            <text:p>При  "Add record" или "Edit record", </text:p>
            <text:p>бутоните на "Save" и "Discard" са разменени. </text:p>
            <text:p>Да се сменят местата на двата правоъгълника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Светла</text:p>
          </table:table-cell>
        </table:table-row>
        <table:table-row table:style-name="ro1" table:number-rows-repeated="2">
          <table:table-cell table:number-columns-repeated="3"/>
          <table:table-cell table:style-name="ce2" table:number-columns-repeated="4"/>
        </table:table-row>
        <table:table-row table:style-name="ro9">
          <table:table-cell table:style-name="ce3" office:value-type="string" calcext:value-type="string" table:number-columns-spanned="1" table:number-rows-spanned="2">
            <text:p>VLT Setup =&gt; REGIONS:</text:p>
          </table:table-cell>
          <table:table-cell table:style-name="ce6" office:value-type="string" calcext:value-type="string">
            <text:p>1.</text:p>
          </table:table-cell>
          <table:table-cell table:style-name="ce23" office:value-type="string" calcext:value-type="string">
            <text:p>При „Edit region“, системата не ни позволява да променяме</text:p>
            <text:p>направените записи и дава грешка от база данни: </text:p>
            <text:p>Record not UPDATE! EID:76/P:0.</text:p>
          </table:table-cell>
          <table:table-cell table:style-name="ce23"/>
          <table:table-cell table:style-name="ce23" office:value-type="string" calcext:value-type="string">
            <text:p>Би трябвало да имаме възможност </text:p>
            <text:p>да променяме записите.</text:p>
          </table:table-cell>
          <table:table-cell table:content-validation-name="val1" office:value-type="string" calcext:value-type="string">
            <text:p>?</text:p>
          </table:table-cell>
          <table:table-cell table:style-name="ce56"/>
        </table:table-row>
        <table:table-row table:style-name="ro1">
          <table:covered-table-cell table:style-name="ce3"/>
          <table:table-cell/>
          <table:table-cell table:style-name="ce10" table:number-columns-repeated="3"/>
          <table:table-cell table:style-name="ce18" table:content-validation-name="val1"/>
          <table:table-cell table:style-name="ce51" office:value-type="string" calcext:value-type="string">
            <text:p>Криси и Светла</text:p>
          </table:table-cell>
        </table:table-row>
        <table:table-row table:style-name="ro20">
          <table:table-cell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Колона No има липсващи числа: от 28 отива на 30 и т.н.</text:p>
          </table:table-cell>
          <table:table-cell table:style-name="ce30"/>
          <table:table-cell office:value-type="string" calcext:value-type="string">
            <text:p>Би трябвало, числата да са в последователен ред.</text:p>
          </table:table-cell>
          <table:table-cell table:content-validation-name="val1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2"/>
          <table:table-cell table:style-name="ce22"/>
          <table:table-cell table:style-name="ce10"/>
          <table:table-cell table:style-name="ce22"/>
          <table:table-cell table:style-name="ce42" table:content-validation-name="val1"/>
          <table:table-cell table:style-name="ce51" office:value-type="string" calcext:value-type="string">
            <text:p>Светла</text:p>
          </table:table-cell>
        </table:table-row>
        <table:table-row table:style-name="ro19">
          <table:table-cell/>
          <table:table-cell table:style-name="ce6" office:value-type="string" calcext:value-type="string">
            <text:p>3.</text:p>
          </table:table-cell>
          <table:table-cell table:style-name="ce22" office:value-type="string" calcext:value-type="string">
            <text:p>Колона „Description“, не може да се разширява </text:p>
            <text:p>от сивото поле (горе вдясно), също така, </text:p>
            <text:p>Най- отдолу няма плъзгач </text:p>
            <text:p>и текста в "Description", ако е по голям, </text:p>
            <text:p>Не се вижда и стои като изрязан.</text:p>
          </table:table-cell>
          <table:table-cell table:style-name="ce10"/>
          <table:table-cell table:style-name="ce22" office:value-type="string" calcext:value-type="string">
            <text:p>Би трябвало, колоната да може да се разширява и </text:p>
            <text:p>да има плъзгач.</text:p>
          </table:table-cell>
          <table:table-cell table:content-validation-name="val1" office:value-type="string" calcext:value-type="string">
            <text:p>?</text:p>
          </table:table-cell>
          <table:table-cell table:style-name="ce51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45"/>
          <table:table-cell table:style-name="ce2"/>
        </table:table-row>
        <table:table-row table:style-name="ro14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3" office:value-type="string" calcext:value-type="string">
            <text:p>Когато се създава, или променя регион, са забранени всички символи. Може да бъде въведен символ "," като опция за използване, за да станат възможни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 office:value-type="string" calcext:value-type="string">
            <text:p>съкращения от тип: "с.","гр.".</text:p>
          </table:table-cell>
          <table:table-cell table:style-name="ce34" table:content-validation-name="val1"/>
          <table:table-cell table:style-name="ce34"/>
        </table:table-row>
        <table:table-row table:style-name="ro21">
          <table:table-cell table:number-columns-repeated="3"/>
          <table:table-cell table:style-name="ce31" office:value-type="string" calcext:value-type="string">
            <text:p>2.</text:p>
          </table:table-cell>
          <table:table-cell table:style-name="ce38" office:value-type="string" calcext:value-type="string">
            <text:p>Това, че има рестрикция за минимален брой символи, </text:p>
            <text:p>или това, че някои символи не се допускат, </text:p>
            <text:p>да бъде изобразено на екрана още </text:p>
            <text:p>при започването на писането </text:p>
            <text:p>на текста с „!“ , както е в повечето раздели, </text:p>
            <text:p>като „Machines“ , „Place Of locations“ и т.н. , </text:p>
            <text:p>а не чак след натискане на бутон „Save“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22">
          <table:table-cell table:style-name="ce3" office:value-type="string" calcext:value-type="string" table:number-columns-spanned="1" table:number-rows-spanned="3">
            <text:p>VLT Setup =&gt; JP VOUCHER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създаване на JP ваучер, когато в празните полета, </text:p>
            <text:p>напишем  цифри и след това - букви или други символи, </text:p>
            <text:p>системата НЕ дава никаква грешка, а при "Save", променя записа, </text:p>
            <text:p>автоматично трие всичко символи и букви и оставя само цифрите.</text:p>
          </table:table-cell>
          <table:table-cell/>
          <table:table-cell office:value-type="string" calcext:value-type="string">
            <text:p>Трябва да се забранят буквите и символите и системата трябва да дава индикация за някаква грешка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3"/>
          <table:table-cell table:style-name="ce18" table:content-validation-name="val1"/>
          <table:table-cell table:style-name="ce50"/>
        </table:table-row>
        <table:table-row table:style-name="ro23">
          <table:covered-table-cell table:style-name="ce3"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При създаване на JP ваучер, когато в празните полета, </text:p>
            <text:p>започнем с цифри и след това продължим с букви </text:p>
            <text:p>или други символи, дори и след това </text:p>
            <text:p>да напишем отново цифри, те се трият</text:p>
            <text:p>при натискане на бутона "Save".</text:p>
            <text:p>Системата НЕ дава никаква грешка, </text:p>
            <text:p>записът се променя автоматично и остават само цифрите</text:p>
            <text:p>преди първия символ или буква.</text:p>
          </table:table-cell>
          <table:table-cell/>
          <table:table-cell office:value-type="string" calcext:value-type="string">
            <text:p>Трябва да се забранят буквите и символите </text:p>
            <text:p>и системата трябва да дава индикация </text:p>
            <text:p>За някаква грешка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3"/>
          <table:table-cell table:style-name="ce18" table:content-validation-name="val1"/>
          <table:table-cell table:style-name="ce50"/>
        </table:table-row>
        <table:table-row table:style-name="ro24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създаване на JP ваучер, когато в празните полета, </text:p>
            <text:p>напишем  букви или други символи, </text:p>
            <text:p>а след това напишем, или не напишем цифри,</text:p>
            <text:p>системата НЕ дава никаква грешка, а при "Save", </text:p>
            <text:p>променя записа, автоматично трие всичко- </text:p>
            <text:p>символи, букви и цифри и запаметява "0".</text:p>
          </table:table-cell>
          <table:table-cell/>
          <table:table-cell office:value-type="string" calcext:value-type="string">
            <text:p>Трябва да се забранят буквите и символите </text:p>
            <text:p>и системата трябва да дава индикация </text:p>
            <text:p>за някаква грешка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0" table:number-columns-repeated="3"/>
          <table:table-cell table:style-name="ce18" table:content-validation-name="val1"/>
          <table:table-cell table:style-name="ce50"/>
        </table:table-row>
        <table:table-row table:style-name="ro12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При създаване на JP ваучер, полето "Currency" </text:p>
            <text:p>е задължително, но, ВЪПРЕКИ ТОВА,</text:p>
            <text:p>дори и да не се избере валута, </text:p>
            <text:p>записът може да се запамети.</text:p>
          </table:table-cell>
          <table:table-cell/>
          <table:table-cell office:value-type="string" calcext:value-type="string">
            <text:p>Записът не би трябвало да може да се запамети и, </text:p>
            <text:p>при натискане на бутон :“Save“, би трябвало</text:p>
            <text:p>да се покаже сплаш, че не е избрана валу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3"/>
          <table:table-cell table:style-name="ce18" table:content-validation-name="val1"/>
          <table:table-cell table:style-name="ce50"/>
        </table:table-row>
        <table:table-row table:style-name="ro17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При създаване на JP ваучер,</text:p>
            <text:p>ако бутонът "Save" е натиснат, </text:p>
            <text:p>без да е избрана конкретна валута,</text:p>
            <text:p>след това записът НЕ може да бъде променен </text:p>
            <text:p>(не може да се влезе в него нито с двойно клипване, </text:p>
            <text:p>нито чрез бутона "Edit".</text:p>
          </table:table-cell>
          <table:table-cell/>
          <table:table-cell office:value-type="string" calcext:value-type="string">
            <text:p>Записът не би трябвало въобще</text:p>
            <text:p>да може да се запамети.</text:p>
            <text:p>Ако, все пак, е запаметен, би трябвало</text:p>
            <text:p>да може да се влезе в меню за промя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22" table:number-columns-repeated="3"/>
          <table:table-cell table:style-name="ce42" table:content-validation-name="val1"/>
          <table:table-cell table:style-name="ce51"/>
        </table:table-row>
        <table:table-row table:style-name="ro16">
          <table:table-cell/>
          <table:table-cell table:style-name="ce6" office:value-type="string" calcext:value-type="string">
            <text:p>6.</text:p>
          </table:table-cell>
          <table:table-cell table:style-name="ce17" office:value-type="string" calcext:value-type="string">
            <text:p>При „Edit JP Voucher“,  колона „Currency“, </text:p>
            <text:p>има само една валута за избор от падащото меню.</text:p>
          </table:table-cell>
          <table:table-cell table:style-name="ce30"/>
          <table:table-cell office:value-type="string" calcext:value-type="string">
            <text:p>В това поле трябва да има толкова валути, колкото</text:p>
            <text:p>са настроени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table-cell/>
          <table:table-cell table:style-name="ce7"/>
          <table:table-cell table:style-name="ce10" table:number-columns-repeated="3"/>
          <table:table-cell table:style-name="ce42" table:content-validation-name="val1"/>
          <table:table-cell table:style-name="ce50"/>
        </table:table-row>
        <table:table-row table:style-name="ro4">
          <table:table-cell/>
          <table:table-cell table:style-name="ce6" office:value-type="string" calcext:value-type="string">
            <text:p>7.</text:p>
          </table:table-cell>
          <table:table-cell table:style-name="ce22" office:value-type="string" calcext:value-type="string">
            <text:p>При „Edit JP Voucher“, колона ID, </text:p>
            <text:p>Липсват поредни числа и започва от 14.</text:p>
          </table:table-cell>
          <table:table-cell table:style-name="ce10"/>
          <table:table-cell table:style-name="ce22" office:value-type="string" calcext:value-type="string">
            <text:p>Би трябвало, числата да са в последователен ред</text:p>
            <text:p>и без пропуски.</text:p>
          </table:table-cell>
          <table:table-cell table:style-name="ce46" table:content-validation-name="val1" office:value-type="string" calcext:value-type="string">
            <text:p>?</text:p>
          </table:table-cell>
          <table:table-cell table:style-name="ce51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4">
          <table:table-cell table:style-name="ce3" office:value-type="string" calcext:value-type="string" table:number-columns-spanned="1" table:number-rows-spanned="3">
            <text:p>Reports =&gt; REPORTS:</text:p>
          </table:table-cell>
          <table:table-cell table:style-name="ce8" office:value-type="string" calcext:value-type="string">
            <text:p>1.</text:p>
          </table:table-cell>
          <table:table-cell table:style-name="ce17" office:value-type="string" calcext:value-type="string">
            <text:p>Колона „Currency“ не сортира валутите в нито един от възможните</text:p>
            <text:p>Табове.</text:p>
          </table:table-cell>
          <table:table-cell/>
          <table:table-cell office:value-type="string" calcext:value-type="string">
            <text:p>Би трябвало, колона „Currency“ да има възможност </text:p>
            <text:p>да се сортир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covered-table-cell table:style-name="ce3"/>
          <table:table-cell table:style-name="ce10" table:number-columns-repeated="4"/>
          <table:table-cell table:style-name="ce42" table:content-validation-name="val1"/>
          <table:table-cell table:style-name="ce50"/>
        </table:table-row>
        <table:table-row table:style-name="ro1">
          <table:covered-table-cell table:style-name="ce3"/>
          <table:table-cell table:number-columns-repeated="2"/>
          <table:table-cell table:style-name="ce2" table:number-columns-repeated="4"/>
        </table:table-row>
        <table:table-row table:style-name="ro25">
          <table:table-cell/>
          <table:table-cell table:style-name="ce11" office:value-type="string" calcext:value-type="string">
            <text:p>2.</text:p>
          </table:table-cell>
          <table:table-cell table:style-name="ce24" office:value-type="string" calcext:value-type="string">
            <text:p>В „Detailed view“, в поле „Currency“,</text:p>
            <text:p>имаме  само две валути, като опция за избор.</text:p>
          </table:table-cell>
          <table:table-cell table:style-name="ce26"/>
          <table:table-cell table:style-name="ce26" office:value-type="string" calcext:value-type="string">
            <text:p>Би трябвало всяка една възможна валута </text:p>
            <text:p>да може да бъде избрана поотделно.</text:p>
          </table:table-cell>
          <table:table-cell table:style-name="ce46" table:content-validation-name="val1" office:value-type="string" calcext:value-type="string">
            <text:p>?</text:p>
          </table:table-cell>
          <table:table-cell table:style-name="ce57" office:value-type="string" calcext:value-type="string">
            <text:p>Светла</text:p>
          </table:table-cell>
        </table:table-row>
        <table:table-row table:style-name="ro26">
          <table:table-cell/>
          <table:table-cell table:style-name="ce11" office:value-type="float" office:value="3" calcext:value-type="float">
            <text:p>3</text:p>
          </table:table-cell>
          <table:table-cell table:style-name="ce24" office:value-type="string" calcext:value-type="string">
            <text:p>Export to PDF</text:p>
          </table:table-cell>
          <table:table-cell table:style-name="ce26" table:number-columns-repeated="2"/>
          <table:table-cell table:style-name="ce46" table:content-validation-name="val1"/>
          <table:table-cell table:style-name="ce57"/>
        </table:table-row>
        <table:table-row table:style-name="ro1">
          <table:table-cell/>
          <table:table-cell table:style-name="ce11"/>
          <table:table-cell table:style-name="ce25"/>
          <table:table-cell table:style-name="ce26" table:number-columns-repeated="2"/>
          <table:table-cell table:style-name="ce46" table:content-validation-name="val1"/>
          <table:table-cell table:style-name="ce57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4">
          <table:table-cell table:style-name="ce3" office:value-type="string" calcext:value-type="string" table:number-columns-spanned="1" table:number-rows-spanned="3">
            <text:p>Reports =&gt; SERVICE MODE:</text:p>
          </table:table-cell>
          <table:table-cell table:style-name="ce8" office:value-type="string" calcext:value-type="string">
            <text:p>1.</text:p>
          </table:table-cell>
          <table:table-cell table:style-name="ce17" office:value-type="string" calcext:value-type="string">
            <text:p>Колона „Currency“ не сортира валутите в нито един от възможните</text:p>
            <text:p>Табове.</text:p>
          </table:table-cell>
          <table:table-cell/>
          <table:table-cell office:value-type="string" calcext:value-type="string">
            <text:p>Би трябвало, колона „Currency“ да има възможност </text:p>
            <text:p>да се сортир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covered-table-cell table:style-name="ce3"/>
          <table:table-cell table:style-name="ce12"/>
          <table:table-cell table:style-name="ce10" table:number-columns-repeated="3"/>
          <table:table-cell table:style-name="ce42" table:content-validation-name="val1"/>
          <table:table-cell table:style-name="ce50"/>
        </table:table-row>
        <table:table-row table:style-name="ro1">
          <table:covered-table-cell table:style-name="ce3"/>
          <table:table-cell table:style-name="ce7"/>
          <table:table-cell/>
          <table:table-cell table:style-name="ce2" table:number-columns-repeated="4"/>
        </table:table-row>
        <table:table-row table:style-name="ro4">
          <table:table-cell/>
          <table:table-cell table:style-name="ce6" office:value-type="string" calcext:value-type="string">
            <text:p>2.</text:p>
          </table:table-cell>
          <table:table-cell table:style-name="ce26" office:value-type="string" calcext:value-type="string">
            <text:p>В „Detailed view“, в поле „Currency“,</text:p>
            <text:p>имаме  само две валути, като опция за избор.</text:p>
          </table:table-cell>
          <table:table-cell table:style-name="ce26"/>
          <table:table-cell table:style-name="ce26" office:value-type="string" calcext:value-type="string">
            <text:p>Би трябвало всяка една възможна валута </text:p>
            <text:p>да може да бъде избрана поотделно.</text:p>
          </table:table-cell>
          <table:table-cell table:style-name="ce46" table:content-validation-name="val1" office:value-type="string" calcext:value-type="string">
            <text:p>?</text:p>
          </table:table-cell>
          <table:table-cell table:style-name="ce57" office:value-type="string" calcext:value-type="string">
            <text:p>Светла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7">
          <table:table-cell table:style-name="ce3" office:value-type="string" calcext:value-type="string" table:number-columns-spanned="1" table:number-rows-spanned="3">
            <text:p>Reports =&gt; VOUCHERS:</text:p>
          </table:table-cell>
          <table:table-cell table:style-name="ce6" office:value-type="string" calcext:value-type="string">
            <text:p>1.</text:p>
          </table:table-cell>
          <table:table-cell table:style-name="ce27" office:value-type="string" calcext:value-type="string">
            <text:p>Резултатът от търсенето за 2018 година НЕ е реален.</text:p>
          </table:table-cell>
          <table:table-cell table:style-name="ce27"/>
          <table:table-cell office:value-type="string" calcext:value-type="string">
            <text:p>Очаква се всеки ден, при принтирането на ваучери</text:p>
            <text:p>и печеленето на джакпоти той да се променя, но </text:p>
            <text:p>винаги дава един и същ резулт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3"/>
          <table:table-cell table:style-name="ce18" table:content-validation-name="val1"/>
          <table:table-cell table:style-name="ce50"/>
        </table:table-row>
        <table:table-row table:style-name="ro27">
          <table:covered-table-cell table:style-name="ce3"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В полетата "From Date" - "То Date", </text:p>
            <text:p>при задаване на граници с година в бъдещето,</text:p>
            <text:p>Не се показва сплаш за грешка, а системата дава</text:p>
            <text:p>статистика на издадени ваучери, за 2019 година, </text:p>
            <text:p>която все още не е настъпила.</text:p>
          </table:table-cell>
          <table:table-cell table:style-name="ce27"/>
          <table:table-cell office:value-type="string" calcext:value-type="string">
            <text:p>Не би трябвало да можем да видим статистика за </text:p>
            <text:p>някоя година в бъдещето и на екрана трябва да се </text:p>
            <text:p>появи сплаш, че датата е невалид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0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В полетата "From Date" - "То Date", </text:p>
            <text:p>при задаване в "To Date" на по-стара дата, </text:p>
            <text:p>отколкото във "From Date", не се показва никакъв сплаш за грешка,</text:p>
            <text:p>а системата дава статистика за 2018- та година.</text:p>
          </table:table-cell>
          <table:table-cell/>
          <table:table-cell office:value-type="string" calcext:value-type="string">
            <text:p>Би трябвало да има</text:p>
            <text:p>сплаш, че датата е невалидна и не трябва да се показва 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28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При задаване в „То Date“ на реална дата</text:p>
            <text:p>и писане във „From Date“ на:</text:p>
            <text:p>- букви;</text:p>
            <text:p>- букви + цифри и/или символи;</text:p>
            <text:p>- цифри;</text:p>
            <text:p>- цифри + букви и/или символи;</text:p>
            <text:p>- символи;</text:p>
            <text:p>- символи + букви и/или цифри;</text:p>
            <text:p>- оставяне на празно поле,</text:p>
            <text:p>след  натискане на "Search", </text:p>
            <text:p>не се показва сплаш за грешка, </text:p>
            <text:p>системата приема букви</text:p>
            <text:p>и дава статистика.</text:p>
          </table:table-cell>
          <table:table-cell/>
          <table:table-cell office:value-type="string" calcext:value-type="string">
            <text:p>Не трябва да се приемат букви,</text:p>
            <text:p>Не трябва да се допускат празни полета,</text:p>
            <text:p>би трябвало да има сплаш, </text:p>
            <text:p>че датата е невалидна и не трябва да се показва</text:p>
            <text:p>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29">
          <table:table-cell/>
          <table:table-cell table:style-name="ce6" office:value-type="string" calcext:value-type="string">
            <text:p>5.</text:p>
          </table:table-cell>
          <table:table-cell table:style-name="ce28" office:value-type="string" calcext:value-type="string">
            <text:p><text:span text:style-name="T1">При задаване във „From Date“ на реална дата</text:span></text:p>
            <text:p><text:span text:style-name="T1">и писане в „To Date“ на:</text:span></text:p>
            <text:p><text:span text:style-name="T1">-първото число може да е заместено с буква на ENG</text:span></text:p>
            <text:p><text:span text:style-name="T2">- букви;</text:span></text:p>
            <text:p><text:span text:style-name="T2">- букви + цифри и/или символи;</text:span></text:p>
            <text:p><text:span text:style-name="T2">- цифри;</text:span></text:p>
            <text:p><text:span text:style-name="T2">- цифри + букви и/или символи;</text:span></text:p>
            <text:p><text:span text:style-name="T2">- символи;</text:span></text:p>
            <text:p><text:span text:style-name="T2">- символи + букви и/или цифри;</text:span></text:p>
            <text:p><text:span text:style-name="T2">- оставяне на празно поле,</text:span></text:p>
            <text:p><text:span text:style-name="T2">след  натискане на "Search", </text:span></text:p>
            <text:p><text:span text:style-name="T2">Не се показва сплаш за грешка, </text:span></text:p>
            <text:p><text:span text:style-name="T2">приемат се  букви, </text:span></text:p>
            <text:p><text:span text:style-name="T2">но и системата Не дава статистика.</text:span></text:p>
          </table:table-cell>
          <table:table-cell/>
          <table:table-cell office:value-type="string" calcext:value-type="string">
            <text:p>Не трябва да се приемат букви,</text:p>
            <text:p>Не трябва да се допускат празни полета,</text:p>
            <text:p>би трябвало да има сплаш, </text:p>
            <text:p>че датата е невалидн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9">
          <table:table-cell/>
          <table:table-cell table:style-name="ce8" office:value-type="string" calcext:value-type="string">
            <text:p>6.</text:p>
          </table:table-cell>
          <table:table-cell table:style-name="ce17" office:value-type="string" calcext:value-type="string">
            <text:p>При оставяне на празни полета във "From Date" и "To Date",</text:p>
            <text:p>системата не дава никаква статистика,</text:p>
            <text:p>но не се показва и сплаш за невалидна дата.</text:p>
          </table:table-cell>
          <table:table-cell/>
          <table:table-cell office:value-type="string" calcext:value-type="string">
            <text:p>Не трябва да се допускат празни полета </text:p>
            <text:p>и трябва да има сплаш 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/>
          <table:table-cell table:style-name="ce10" table:number-columns-repeated="5"/>
          <table:table-cell table:style-name="ce50"/>
        </table:table-row>
        <table:table-row table:style-name="ro1" table:number-rows-repeated="3">
          <table:table-cell table:number-columns-repeated="3"/>
          <table:table-cell table:style-name="ce2" table:number-columns-repeated="4"/>
        </table:table-row>
        <table:table-row table:style-name="ro15">
          <table:table-cell table:style-name="ce3" office:value-type="string" calcext:value-type="string">
            <text:p>Monitoring:</text:p>
          </table:table-cell>
          <table:table-cell table:style-name="ce6" office:value-type="string" calcext:value-type="string">
            <text:p>2.</text:p>
          </table:table-cell>
          <table:table-cell table:style-name="ce23" office:value-type="string" calcext:value-type="string">
            <text:p>Когато сме маркирали казино </text:p>
            <text:p>и пишем в търсачката вдясно </text:p>
            <text:p>в менюто MACHINE DETAIL, написаните</text:p>
            <text:p>букви/цифри, Не изчезват, </text:p>
            <text:p>когато изберем друго казино от списъка вляво.</text:p>
          </table:table-cell>
          <table:table-cell/>
          <table:table-cell office:value-type="string" calcext:value-type="string">
            <text:p>Би трябвало написаните</text:p>
            <text:p>букви/цифри, да изчезват, </text:p>
            <text:p>когато изберем друго казино от списъка вляво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5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появяване на казино в „Critical” </text:p>
            <text:p>НЕ се издава звук и не се изписва съобщение в долния ляв ъгъл, </text:p>
            <text:p>както е описано в документа.</text:p>
          </table:table-cell>
          <table:table-cell/>
          <table:table-cell office:value-type="string" calcext:value-type="string">
            <text:p>Би трябвало да се издава звук и </text:p>
            <text:p>да се изписва съобщение в долния ляв ъгъл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6">
          <table:table-cell table:style-name="ce3" office:value-type="string" calcext:value-type="string" table:number-columns-spanned="1" table:number-rows-spanned="3">
            <text:p>System logs =&gt; MACHINES ALARM:</text:p>
          </table:table-cell>
          <table:table-cell table:style-name="ce6" office:value-type="string" calcext:value-type="string">
            <text:p>1.</text:p>
          </table:table-cell>
          <table:table-cell table:style-name="ce27" office:value-type="string" calcext:value-type="string">
            <text:p>В поле „Current Credit“ <text:s/>липсва валутна единица.</text:p>
          </table:table-cell>
          <table:table-cell table:style-name="ce30"/>
          <table:table-cell office:value-type="string" calcext:value-type="string">
            <text:p>Би трябвало, в полето да има валутна единица,</text:p>
            <text:p>след сум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Светла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1">
          <table:covered-table-cell table:style-name="ce3"/>
          <table:table-cell table:number-columns-repeated="2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32"/>
          <table:table-cell table:style-name="ce2"/>
        </table:table-row>
        <table:table-row table:style-name="ro6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8" office:value-type="string" calcext:value-type="string">
            <text:p>В колоните за сортиране, да се добавят и полета</text:p>
            <text:p>за търсене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30">
          <table:table-cell table:style-name="ce3" office:value-type="string" calcext:value-type="string" table:number-columns-spanned="1" table:number-rows-spanned="3">
            <text:p>System logs =&gt; USER ACTIVITY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В полетата "From Date" / "To Date",</text:p>
            <text:p>при писане на символи или нормална дата във "From Date" </text:p>
            <text:p>и писане в „То Date“ на:</text:p>
            <text:p>- числа;</text:p>
            <text:p>- числа + букви и/или символи;</text:p>
            <text:p>- букви;</text:p>
            <text:p>- букви + числа и/или символи,</text:p>
            <text:p>буквите се приемат и, при натискане на „Search“,</text:p>
            <text:p>Не се показва сплаш за невалидна дата</text:p>
            <text:p>и се показва статистика на машините.</text:p>
          </table:table-cell>
          <table:table-cell/>
          <table:table-cell office:value-type="string" calcext:value-type="string">
            <text:p>Би трябвало да Не се приемат букви,</text:p>
            <text:p>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21">
          <table:covered-table-cell table:style-name="ce3"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В полетата "From Date" / "To Date",</text:p>
            <text:p>при писане на символи или нормална дата във "From Date" </text:p>
            <text:p>и в „То Date“ на:</text:p>
            <text:p>- символи;</text:p>
            <text:p>-  символи + букви и/или цифри,</text:p>
            <text:p>буквите се приемат и, при натискане на „Search“,</text:p>
            <text:p>Не се показва статистика на машините, но и</text:p>
            <text:p>Не се показва сплаш за невалидна дата.</text:p>
          </table:table-cell>
          <table:table-cell/>
          <table:table-cell office:value-type="string" calcext:value-type="string">
            <text:p>Би трябвало да Не се приемат букви,</text:p>
            <text:p>трябва 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22" table:number-columns-repeated="3"/>
          <table:table-cell table:style-name="ce42" table:content-validation-name="val1"/>
          <table:table-cell table:style-name="ce51"/>
        </table:table-row>
        <table:table-row table:style-name="ro31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В полетата "From Date" / "To Date",</text:p>
            <text:p>при писане на букви във "From Date" </text:p>
            <text:p>и в „То Date“ на:</text:p>
            <text:p>- букви;</text:p>
            <text:p>- букви + цифри и/или символи;</text:p>
            <text:p>- символи;</text:p>
            <text:p>-  символи + букви и/или цифри,</text:p>
            <text:p>буквите се приемат и, при натискане на „Search“,</text:p>
            <text:p>Не се показва статистика на машините, но и</text:p>
            <text:p>Не се показва сплаш за невалидна дата.</text:p>
          </table:table-cell>
          <table:table-cell/>
          <table:table-cell office:value-type="string" calcext:value-type="string">
            <text:p>Би трябвало да Не се приемат букви,</text:p>
            <text:p>трябва 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/>
          <table:table-cell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22" table:number-columns-repeated="3"/>
          <table:table-cell table:style-name="ce42" table:content-validation-name="val1"/>
          <table:table-cell table:style-name="ce51"/>
        </table:table-row>
        <table:table-row table:style-name="ro11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Когато и двете, или само</text:p>
            <text:p>едното от полетата на „From Date“ / „To Date“ </text:p>
            <text:p>е празно, независимо каква комбинация от цифри, букви,</text:p>
            <text:p>символи, или реална дата зададем, </text:p>
            <text:p>при натискане на „Search“,</text:p>
            <text:p>Не се изкарва никаква статистика, но и</text:p>
            <text:p>Не се дава сплаш за невалидна дата.</text:p>
          </table:table-cell>
          <table:table-cell/>
          <table:table-cell office:value-type="string" calcext:value-type="string">
            <text:p>Би трябвало да Не се приемат букви,</text:p>
            <text:p>трябва 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/>
          <table:table-cell office:value-type="string" calcext:value-type="string">
            <text:p>Криси</text:p>
          </table:table-cell>
        </table:table-row>
        <table:table-row table:style-name="ro1">
          <table:table-cell/>
          <table:table-cell table:style-name="ce7"/>
          <table:table-cell table:style-name="ce22" table:number-columns-repeated="3"/>
          <table:table-cell table:style-name="ce42" table:content-validation-name="val1"/>
          <table:table-cell table:style-name="ce51"/>
        </table:table-row>
        <table:table-row table:style-name="ro14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В полетата "From Date" / "To Date",</text:p>
            <text:p>при посочване на по-стара дата в "To Date"</text:p>
            <text:p>Не се показва статистика, </text:p>
            <text:p>но и Не се появява сплаш за невалидна дата.</text:p>
          </table:table-cell>
          <table:table-cell/>
          <table:table-cell office:value-type="string" calcext:value-type="string">
            <text:p>Би трябвало 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9">
          <table:table-cell/>
          <table:table-cell table:style-name="ce6" office:value-type="string" calcext:value-type="string">
            <text:p>6.</text:p>
          </table:table-cell>
          <table:table-cell table:style-name="ce17" office:value-type="string" calcext:value-type="string">
            <text:p>В полетата "From Date" / "To Date",</text:p>
            <text:p>при посочване на бъдеща дата/година, </text:p>
            <text:p>Не се показва статистика, </text:p>
            <text:p>но и Не се появява сплаш за невалидна дата.</text:p>
          </table:table-cell>
          <table:table-cell/>
          <table:table-cell office:value-type="string" calcext:value-type="string">
            <text:p>Би трябвало да се показва сплаш</text:p>
            <text:p>за невалидна дата и да не се изкарва </text:p>
            <text:p>никаква статистик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2">
          <table:table-cell/>
          <table:table-cell table:style-name="ce6" office:value-type="string" calcext:value-type="string">
            <text:p>7.</text:p>
          </table:table-cell>
          <table:table-cell table:style-name="ce17" office:value-type="string" calcext:value-type="string">
            <text:p>При изкарване на статистиката, в колони „ID“, „User Name“,</text:p>
            <text:p>„Access Type“, „Activity“ няма полета за търсене.</text:p>
          </table:table-cell>
          <table:table-cell table:style-name="ce30"/>
          <table:table-cell table:style-name="ce30" office:value-type="string" calcext:value-type="string">
            <text:p>Би трябвало да има полета за търсене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table-cell/>
          <table:table-cell table:style-name="ce7"/>
          <table:table-cell table:style-name="ce10" table:number-columns-repeated="4"/>
          <table:table-cell table:style-name="ce50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9">
          <table:table-cell table:style-name="ce3" office:value-type="string" calcext:value-type="string" table:number-columns-spanned="1" table:number-rows-spanned="2">
            <text:p>System logs =&gt; CASHBOX STATUS:</text:p>
          </table:table-cell>
          <table:table-cell table:style-name="ce8" office:value-type="string" calcext:value-type="string">
            <text:p>1.</text:p>
          </table:table-cell>
          <table:table-cell table:style-name="ce17" office:value-type="string" calcext:value-type="string">
            <text:p>В колони "Ticket In" и "Printed Ticket", </text:p>
            <text:p>при писане на 1 цифра, въобще не се осъществява</text:p>
            <text:p>филтриране, а при писане на 2 цифри, понякога</text:p>
            <text:p>се изкарват неправилни резултати след търсенето.</text:p>
          </table:table-cell>
          <table:table-cell/>
          <table:table-cell office:value-type="string" calcext:value-type="string">
            <text:p>Дори при писане на 1 цифра, трябва да започне</text:p>
            <text:p>филтриране на колон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covered-table-cell table:style-name="ce3"/>
          <table:table-cell table:style-name="ce10" table:number-columns-repeated="5"/>
          <table:table-cell table:style-name="ce50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3">
          <table:table-cell table:style-name="ce4" office:value-type="string" calcext:value-type="string" table:number-columns-spanned="1" table:number-rows-spanned="3">
            <text:p>System logs =&gt; HISTORY </text:p>
            <text:p>OF SETTINGS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Kалендарът, който излиза при въвеждане на дата </text:p>
            <text:p>във "From Date"/ "To Date", </text:p>
            <text:p>е безцветен и цифрите са трудно различими.</text:p>
          </table:table-cell>
          <table:table-cell/>
          <table:table-cell office:value-type="string" calcext:value-type="string">
            <text:p>Календарът би трябвало да бъде на бял фон, за да се </text:p>
            <text:p>виждат добре цифрите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4"/>
          <table:table-cell/>
          <table:table-cell table:style-name="ce10" table:number-columns-repeated="4"/>
          <table:table-cell table:style-name="ce50"/>
        </table:table-row>
        <table:table-row table:style-name="ro15">
          <table:covered-table-cell table:style-name="ce4"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В горната лента на календара във "From Date" и "To Date", </text:p>
            <text:p>от лявата страна  на месеца и годината,</text:p>
            <text:p>няма стрелкички, които да позволяват</text:p>
            <text:p>местенето на месеците напред- назад.</text:p>
          </table:table-cell>
          <table:table-cell/>
          <table:table-cell office:value-type="string" calcext:value-type="string">
            <text:p>Трябва да има стрелкички, които да позволяват</text:p>
            <text:p>местенето на месеците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4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писане на по-стара дата във "From Date",</text:p>
            <text:p>от тази в "To Date" и при натискане на "Search",</text:p>
            <text:p>Не се дава статистика, но и</text:p>
            <text:p>Не се показва сплаш за невалидна дата.</text:p>
          </table:table-cell>
          <table:table-cell/>
          <table:table-cell office:value-type="string" calcext:value-type="string">
            <text:p>Трябва да се покаже сплаш 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9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Ако зададем бъдеща дата във "From Date" и/или в "To Date",</text:p>
            <text:p>Не се показва статистика, но и </text:p>
            <text:p>Не се показва сплаш за невалидна дата.</text:p>
          </table:table-cell>
          <table:table-cell/>
          <table:table-cell office:value-type="string" calcext:value-type="string">
            <text:p>Не трябва да се показва статистика и трябва да се</text:p>
            <text:p>покаже сплаш 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4">
          <table:table-cell/>
          <table:table-cell table:style-name="ce6" office:value-type="string" calcext:value-type="string">
            <text:p>5.</text:p>
          </table:table-cell>
          <table:table-cell table:style-name="ce17" office:value-type="string" calcext:value-type="string">
            <text:p>Независимо какви стойности въведем за търсене, </text:p>
            <text:p>не излиза никаква статистика.</text:p>
          </table:table-cell>
          <table:table-cell/>
          <table:table-cell office:value-type="string" calcext:value-type="string">
            <text:p>При коректно въведени данни, трябва да излезе</text:p>
            <text:p>статистика на търсенето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32">
          <table:table-cell table:style-name="ce3" office:value-type="string" calcext:value-type="string" table:number-columns-spanned="1" table:number-rows-spanned="2">
            <text:p>System logs =&gt; LOG SERVER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Когато имаме някаква изкарана статистика, </text:p>
            <text:p>при повторно търсене, независимо каква</text:p>
            <text:p>некоректна информация ще въведем в полетата </text:p>
            <text:p>на "From Date"/ "То Date"</text:p>
            <text:p>(комбинация от букви, символи, цифри,</text:p>
            <text:p>или празни полета), 1-вата статистика,</text:p>
            <text:p>която сме изкарали, ще продължава да се показва</text:p>
            <text:p>и няма да се появи сплаш за невалидна дата.</text:p>
          </table:table-cell>
          <table:table-cell/>
          <table:table-cell office:value-type="string" calcext:value-type="string">
            <text:p>Не трябва да се приемат букви, празни полета и дати</text:p>
            <text:p>от бъдещето, не трябва да се показва статистика и трябва да се изкара сплаш</text:p>
            <text:p>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1">
          <table:table-cell table:style-name="ce3"/>
          <table:table-cell table:style-name="ce6" office:value-type="string" calcext:value-type="string">
            <text:p>2.</text:p>
          </table:table-cell>
          <table:table-cell table:style-name="ce10" office:value-type="string" calcext:value-type="string">
            <text:p>В колоните със статистиката, нямаме опция за филтриране.</text:p>
          </table:table-cell>
          <table:table-cell table:style-name="ce10"/>
          <table:table-cell table:style-name="ce10" office:value-type="string" calcext:value-type="string">
            <text:p>Трябва да имаме опция за филтриране.</text:p>
          </table:table-cell>
          <table:table-cell table:style-name="ce46" table:content-validation-name="val1" office:value-type="string" calcext:value-type="string">
            <text:p>?</text:p>
          </table:table-cell>
          <table:table-cell table:style-name="ce57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32">
          <table:table-cell table:style-name="ce3" office:value-type="string" calcext:value-type="string" table:number-columns-spanned="1" table:number-rows-spanned="3">
            <text:p>System logs =&gt; EVENT LOG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Когато имаме някаква изкарана статистика, </text:p>
            <text:p>при повторно търсене, независимо каква</text:p>
            <text:p>некоректна информация ще въведем в полетата </text:p>
            <text:p>на "From Date"/ "То Date"</text:p>
            <text:p>(комбинация от букви, символи, цифри,</text:p>
            <text:p>или празни полета), 1-вата статистика,</text:p>
            <text:p>която сме изкарали, ще продължава да се показва</text:p>
            <text:p>и няма да се появи сплаш за невалидна дата.</text:p>
          </table:table-cell>
          <table:table-cell/>
          <table:table-cell office:value-type="string" calcext:value-type="string">
            <text:p>Не трябва да се приемат букви, празни полета и дати</text:p>
            <text:p>от бъдещето, не трябва да се показва статистика</text:p>
            <text:p> и трябва да се изкара сплаш</text:p>
            <text:p>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 и Светла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1">
          <table:covered-table-cell table:style-name="ce3"/>
          <table:table-cell table:style-name="ce6" office:value-type="string" calcext:value-type="string">
            <text:p>2.</text:p>
          </table:table-cell>
          <table:table-cell table:style-name="ce10" office:value-type="string" calcext:value-type="string">
            <text:p>В колоните със статистиката, нямаме опция за филтриране.</text:p>
          </table:table-cell>
          <table:table-cell table:style-name="ce10"/>
          <table:table-cell table:style-name="ce10" office:value-type="string" calcext:value-type="string">
            <text:p>Трябва да имаме опция за филтриране.</text:p>
          </table:table-cell>
          <table:table-cell table:style-name="ce46" table:content-validation-name="val1" office:value-type="string" calcext:value-type="string">
            <text:p>?</text:p>
          </table:table-cell>
          <table:table-cell table:style-name="ce57" office:value-type="string" calcext:value-type="string">
            <text:p>Криси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6">
          <table:table-cell table:style-name="ce3" office:value-type="string" calcext:value-type="string" table:number-columns-spanned="1" table:number-rows-spanned="3">
            <text:p>System logs =&gt; MACHINE HISTORY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въвеждане на дата от бъдещето, </text:p>
            <text:p>Не се изписва сплаш за невалидна дата.</text:p>
          </table:table-cell>
          <table:table-cell/>
          <table:table-cell office:value-type="string" calcext:value-type="string">
            <text:p>Трябва да се покаже сплаш за невалидна дат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1">
          <table:covered-table-cell table:style-name="ce3"/>
          <table:table-cell table:style-name="ce13" office:value-type="string" calcext:value-type="string">
            <text:p>2.</text:p>
          </table:table-cell>
          <table:table-cell table:style-name="ce27" office:value-type="string" calcext:value-type="string">
            <text:p>В колоните за статистика няма опция за филтриране на колоните.</text:p>
          </table:table-cell>
          <table:table-cell table:style-name="ce27"/>
          <table:table-cell table:style-name="ce27" office:value-type="string" calcext:value-type="string">
            <text:p>Трябва да има опция за филтриране на колоните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6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В колона „Place of location“ на колоните за статистика, има </text:p>
            <text:p>правописна грешка : „lcation“.</text:p>
          </table:table-cell>
          <table:table-cell table:style-name="ce27"/>
          <table:table-cell table:style-name="ce27" office:value-type="string" calcext:value-type="string">
            <text:p>Трябва да бъде: „location““.</text:p>
          </table:table-cell>
          <table:table-cell table:content-validation-name="val1" office:value-type="string" calcext:value-type="string">
            <text:p>?</text:p>
          </table:table-cell>
          <table:table-cell table:style-name="ce58" office:value-type="string" calcext:value-type="string">
            <text:p>Криси и Светла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9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21">
          <table:table-cell table:style-name="ce3" office:value-type="string" calcext:value-type="string" table:number-columns-spanned="1" table:number-rows-spanned="3">
            <text:p>Platform Setup =&gt; USERS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В десния правоъгълник в горната част на страницата </text:p>
            <text:p>„Reports Visible between Dates“, ако датата е въведена неправилно, </text:p>
            <text:p>всичко от полето изчезва, но, ако въведем по-късна дата </text:p>
            <text:p>във „From Date“ и по-ранна- в „To Date“ , или ако въведем дата</text:p>
            <text:p>от бъдещето, датите биват приети като коректни и остават.</text:p>
          </table:table-cell>
          <table:table-cell/>
          <table:table-cell office:value-type="string" calcext:value-type="string">
            <text:p>Тези дати също би трябвало да изчезнат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1">
          <table:covered-table-cell table:style-name="ce3"/>
          <table:table-cell table:number-columns-repeated="2"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9">
          <table:table-cell table:style-name="ce4" office:value-type="string" calcext:value-type="string" table:number-columns-spanned="1" table:number-rows-spanned="3">
            <text:p>Platform Setup =&gt; USER </text:p>
            <text:p>LOCATIONS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В полето за филтриране на колони „First name“, „Last name“ и</text:p>
            <text:p>„Place of location“, при въвеждане на 1 буква/цифра/символ, </text:p>
            <text:p>не се осъществява филтриране. Трябва да въведем поне 2.</text:p>
          </table:table-cell>
          <table:table-cell/>
          <table:table-cell office:value-type="string" calcext:value-type="string">
            <text:p>Филтрирането трябва да бъде възможно при въвеждане </text:p>
            <text:p>дори само на 1 буква/символ/цифра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4"/>
          <table:table-cell/>
          <table:table-cell table:style-name="ce10" table:number-columns-repeated="4"/>
          <table:table-cell table:style-name="ce50"/>
        </table:table-row>
        <table:table-row table:style-name="ro1">
          <table:covered-table-cell table:style-name="ce4"/>
          <table:table-cell table:number-columns-repeated="2"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8">
          <table:table-cell table:style-name="ce3" office:value-type="string" calcext:value-type="string" table:number-columns-spanned="1" table:number-rows-spanned="3">
            <text:p>Platform Setup =&gt; BANNED RANGE:</text:p>
          </table:table-cell>
          <table:table-cell table:style-name="ce6" office:value-type="string" calcext:value-type="string">
            <text:p>1.</text:p>
          </table:table-cell>
          <table:table-cell table:style-name="ce17" office:value-type="string" calcext:value-type="string">
            <text:p>При добавяне на запис и писане на символ „&amp;“, всичко, написано </text:p>
            <text:p>след него се трие.</text:p>
          </table:table-cell>
          <table:table-cell table:style-name="ce30"/>
          <table:table-cell office:value-type="string" calcext:value-type="string">
            <text:p>Трябва да се забранят някои от символите, или </text:p>
            <text:p>записът да не се променя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covered-table-cell table:style-name="ce3"/>
          <table:table-cell/>
          <table:table-cell table:style-name="ce10" table:number-columns-repeated="4"/>
          <table:table-cell table:style-name="ce50"/>
        </table:table-row>
        <table:table-row table:style-name="ro2">
          <table:covered-table-cell table:style-name="ce3"/>
          <table:table-cell table:style-name="ce6" office:value-type="string" calcext:value-type="string">
            <text:p>2.</text:p>
          </table:table-cell>
          <table:table-cell table:style-name="ce17" office:value-type="string" calcext:value-type="string">
            <text:p>При добавяне на запис и писане на символ „%“, </text:p>
            <text:p>системата преизчислява цифрите след него и запаметява други.</text:p>
          </table:table-cell>
          <table:table-cell table:style-name="ce30"/>
          <table:table-cell office:value-type="string" calcext:value-type="string">
            <text:p>Трябва да се забранят някои от символите, или </text:p>
            <text:p>записът да не се променя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8">
          <table:table-cell/>
          <table:table-cell table:style-name="ce6" office:value-type="string" calcext:value-type="string">
            <text:p>3.</text:p>
          </table:table-cell>
          <table:table-cell table:style-name="ce17" office:value-type="string" calcext:value-type="string">
            <text:p>При добавяне на запис и писане на буква, или символ, </text:p>
            <text:p>след запаметяване на записа, те изчезват.</text:p>
          </table:table-cell>
          <table:table-cell table:style-name="ce30"/>
          <table:table-cell office:value-type="string" calcext:value-type="string">
            <text:p>Трябва да се забранят някои от символите, и буквите,</text:p>
            <text:p>или записът да не се променя при използването им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27">
          <table:table-cell/>
          <table:table-cell table:style-name="ce6" office:value-type="string" calcext:value-type="string">
            <text:p>4.</text:p>
          </table:table-cell>
          <table:table-cell table:style-name="ce17" office:value-type="string" calcext:value-type="string">
            <text:p>Когато се опитаме да променим или да изтрием </text:p>
            <text:p>Някой запис и натиснем бутон</text:p>
            <text:p>„Accept“, системата дава грешка от база данни:</text:p>
            <text:p>„ Record not SELECTED !EID:77/P:0.“ </text:p>
            <text:p>„Table 'egt_platform.banned_range' doesn't exist „.</text:p>
          </table:table-cell>
          <table:table-cell table:style-name="ce30"/>
          <table:table-cell office:value-type="string" calcext:value-type="string">
            <text:p>Би трябвало да имаме възможност да трием, или</text:p>
            <text:p>да променяме записите.</text:p>
          </table:table-cell>
          <table:table-cell table:content-validation-name="val1" office:value-type="string" calcext:value-type="string">
            <text:p>?</text:p>
          </table:table-cell>
          <table:table-cell office:value-type="string" calcext:value-type="string">
            <text:p>Криси</text:p>
          </table:table-cell>
        </table:table-row>
        <table:table-row table:style-name="ro1">
          <table:table-cell table:number-columns-repeated="2"/>
          <table:table-cell table:style-name="ce10" table:number-columns-repeated="4"/>
          <table:table-cell table:style-name="ce50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Предложения:</text:p>
          </table:table-cell>
          <table:table-cell table:style-name="ce32"/>
          <table:table-cell table:style-name="ce2"/>
        </table:table-row>
        <table:table-row table:style-name="ro27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8" office:value-type="string" calcext:value-type="string">
            <text:p>При създаване на записите, в полето: „IP“ да бъдат</text:p>
            <text:p>Сложени точки между групите символи, подобно на </text:p>
            <text:p>Cash Desk MAC и Router MAC при създаване на нов</text:p>
            <text:p>Place of location (__:__:__:__:__:__).</text:p>
          </table:table-cell>
          <table:table-cell table:style-name="ce44" table:content-validation-name="val1" office:value-type="string" calcext:value-type="string">
            <text:p>?</text:p>
          </table:table-cell>
          <table:table-cell table:style-name="ce29" office:value-type="string" calcext:value-type="string">
            <text:p>Криси</text:p>
          </table:table-cell>
        </table:table-row>
        <table:table-row table:style-name="ro1" table:number-rows-repeated="3">
          <table:table-cell table:number-columns-repeated="3"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/>
          <table:table-cell table:style-name="ce32" office:value-type="string" calcext:value-type="string">
            <text:p>Финални предложения:</text:p>
          </table:table-cell>
          <table:table-cell table:style-name="ce32"/>
          <table:table-cell table:style-name="ce2"/>
        </table:table-row>
        <table:table-row table:style-name="ro21">
          <table:table-cell table:number-columns-repeated="3"/>
          <table:table-cell table:style-name="ce29" office:value-type="string" calcext:value-type="string">
            <text:p>1.</text:p>
          </table:table-cell>
          <table:table-cell table:style-name="ce33" office:value-type="string" calcext:value-type="string">
            <text:p>Когато извършваме някакво действие, например, </text:p>
            <text:p>когато добавяме машина, да имаме възможност</text:p>
            <text:p>да се върнем към предишното меню, в което</text:p>
            <text:p>сме били, както с бутона "Discard", </text:p>
            <text:p>така и със стрелката в горния ляв ъгъл на страницата, </text:p>
            <text:p>тъй като в момента, стрелката ни връща към </text:p>
            <text:p>по-предишното меню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33">
          <table:table-cell table:number-columns-repeated="3"/>
          <table:table-cell table:style-name="ce2"/>
          <table:table-cell table:style-name="ce39"/>
          <table:table-cell table:style-name="ce34" table:number-columns-repeated="2"/>
        </table:table-row>
        <table:table-row table:style-name="ro17">
          <table:table-cell table:number-columns-repeated="3"/>
          <table:table-cell table:style-name="ce29" office:value-type="string" calcext:value-type="string">
            <text:p>2.</text:p>
          </table:table-cell>
          <table:table-cell table:style-name="ce33" office:value-type="string" calcext:value-type="string">
            <text:p>Форматът на задаването </text:p>
            <text:p>на дати в различните раздели, </text:p>
            <text:p>в които има "From Date"- "To Date" </text:p>
            <text:p>и формата на статистиката </text:p>
            <text:p>да бъде един и същ : (dd-mm-yyyy) или (mm/dd/yyyy), </text:p>
            <text:p>тъй като навсякъде е различно и много лесно</text:p>
            <text:p>могат да се объркат месец и ден.</text:p>
          </table:table-cell>
          <table:table-cell table:style-name="ce43" table:content-validation-name="val1" office:value-type="string" calcext:value-type="string">
            <text:p>?</text:p>
          </table:table-cell>
          <table:table-cell table:style-name="ce52" office:value-type="string" calcext:value-type="string">
            <text:p>Криси и Светла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3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7T08:45:49.853000000</meta:creation-date>
    <dc:date>2021-02-17T08:47:13.277000000</dc:date>
    <meta:editing-duration>PT1M23S</meta:editing-duration>
    <meta:editing-cycles>1</meta:editing-cycles>
    <meta:document-statistic meta:table-count="1" meta:cell-count="510" meta:object-count="0"/>
    <meta:generator>LibreOffice/6.3.1.2$Windows_X86_64 LibreOffice_project/b79626edf0065ac373bd1df5c28bd630b4424273</meta:generator>
  </office:meta>
</office:document-meta>
</file>